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0" style:family="table-column">
      <style:table-column-properties fo:break-before="auto" style:column-width="205.99pt"/>
    </style:style>
    <style:style style:name="co9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3.84pt"/>
    </style:style>
    <style:style style:name="co12" style:family="table-column">
      <style:table-column-properties fo:break-before="auto" style:column-width="225.75pt"/>
    </style:style>
    <style:style style:name="co13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13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84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1"/>
        <table:table-column table:style-name="co1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llianth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diff parent, diff</text:span>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office:value-type="string" calcext:value-type="string">
            <text:p><text:span text:style-name="T1">Test for duplicate infraspecies SYN-SYN (diff parent, diff</text:span>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3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diff parent, diff</text:span>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<text:span text:style-name="T1">Test for duplicate infraspecies SYN-SYN (diff parent, diff</text:span>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2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4:28:58.999843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4:38:17.307031628</dc:date>
    <meta:editing-duration>PT15M55S</meta:editing-duration>
    <meta:editing-cycles>3</meta:editing-cycles>
    <meta:generator>LibreOffice/6.0.7.3$Linux_X86_64 LibreOffice_project/00m0$Build-3</meta:generator>
    <meta:document-statistic meta:table-count="9" meta:cell-count="129" meta:object-count="0"/>
  </office:meta>
</office:document-meta>
</file>